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8c43c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8c43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8c43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8c43c" style:font-weight-asian="normal" style:font-weight-complex="normal"/>
    </style:style>
    <style:style style:name="T3" style:family="text">
      <style:text-properties fo:font-weight="normal" officeooo:rsid="0009d819" style:font-weight-asian="normal" style:font-weight-complex="normal"/>
    </style:style>
    <style:style style:name="T4" style:family="text">
      <style:text-properties fo:font-weight="normal" officeooo:rsid="000b2809" style:font-weight-asian="normal" style:font-weight-complex="normal"/>
    </style:style>
    <style:style style:name="T5" style:family="text">
      <style:text-properties fo:font-weight="normal" officeooo:rsid="000c2d66" style:font-weight-asian="normal" style:font-weight-complex="normal"/>
    </style:style>
    <style:style style:name="T6" style:family="text">
      <style:text-properties fo:font-style="normal" fo:font-weight="normal" officeooo:rsid="000c2d66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e: </text:span>Henrriky Jhonny de Oliveira Bastos </text:p>
      <text:p text:style-name="P1"><text:span text:style-name="T1">Prontuário:</text:span> SP3123103 </text:p>
      <text:p text:style-name="P2">AA8 – SERVIDOR HTTP</text:p>
      <text:p text:style-name="P2"/>
      <text:p text:style-name="P3">1) O que é o protocolo HTTP? <text:span text:style-name="T2">O HTTP é um conjunto de regras que estipulam como a comunicação dos dados devem feitas na WEB entre duas partes (Cliente e servidor). Além disso, esse protocolo especifica através da RFC 2616 como o Servidor e Cliente deve ser implementado</text:span></text:p>
      <text:p text:style-name="P3"/>
      <text:p text:style-name="P3">2) Quem é o cliente e quem é o servidor no HTTP? <text:span text:style-name="T2">No HTTP o cliente geralmente é qualquer dispositivo que tenha acesso a um navegador WEB ou a alguma ferramenta que permita realizar requisições seguindo o protocolo HTTP do lado do cliente, como por exemplo o curl. Por outro lado, o servidor HTTP pode ser uma aplicação escrita em uma linguagem de programação (NodeJS, C, Python entre outros), que implementa o protocolo HTTP e disponibiliza um IP na web ou rede interna, processando as requisições que são enviadas pelos clientes HTTP. </text:span></text:p>
      <text:p text:style-name="P3"/>
      <text:p text:style-name="P3">3) Como melhorar o desempenho de um servidor web muito utilizado? <text:span text:style-name="T2">Para melhorar o desempenho de um servidor web muito utilizado algumas técnicas ou boas práticas podem ser implementadas:</text:span></text:p>
      <text:p text:style-name="P3"><text:span text:style-name="T2"><text:tab/>- Scalling Out (Escalonamento Horizontal): Aumentar a quantidade de servidores HTTP, distribuindo a carga entre eles através de um Load Balancer.</text:span></text:p>
      <text:p text:style-name="P3"><text:span text:style-name="T2"><text:tab/>- Scalling Up (Escalonamento Vertical): Aumentar os recursos da máquina (Memória, CPU, Largura de banda).</text:span></text:p>
      <text:p text:style-name="P3"><text:span text:style-name="T2"><text:tab/>- Otimização de códigos mal feitos, como por exemplo alguma query custosa no banco de dados ou uma complexidade de algoritmos com o valor muito alto, causado por um loop muito grande, o que pode consumir uma quantidade considerável de recursos, causando lentidão no processamento das requisições HTTP.</text:span></text:p>
      <text:p text:style-name="P3"><text:span text:style-name="T2"><text:tab/>- Utilizar compressão nos arquivos estáticos e no envio dos dados após o processamento de uma requisição.</text:span></text:p>
      <text:p text:style-name="P3"><text:span text:style-name="T2"><text:tab/>- Otimização do banco de dados.<text:line-break/></text:span></text:p>
      <text:p text:style-name="P3">4) Qual a diferença entre HTTP e HTTPS? <text:span text:style-name="T3">A diferença entre o HTTP e HTTPS está no último S, que significa “Secure Socket Layer”, o que significa que a comunicação entre o cliente e o servidor é feita de forma criptografada, permitindo uma transferência segura dessas informações. </text:span><text:span text:style-name="T4">O termo SSL se trata de um protocolo para criptografar a comunicação entre o cliente e o servidor, através da utilização de chaves privadas, públicas, certificados digitais e autoridades certificadoras. Além disso, cabe citar que embora o nome seja SSL, atualmente o protocolo utilizado é o TLS, que foi um sucessor do SSL após a identificação de uma vulnerabilidade nele.</text:span></text:p>
      <text:p text:style-name="P3"/>
      <text:p text:style-name="P3">5) Exemplos de servidores HTTP <text:span text:style-name="T4">São exemplos de servidores HTTP o Apache, Nginx, LiteSpeed, IIS, Caddy </text:span><text:span text:style-name="T5">e módulo HTTP do NodeJS.</text:span></text:p>
      <text:p text:style-name="P3"/>
      <text:p text:style-name="P3">6) O que é uma API REST? <text:span text:style-name="T6">Uma API Rest é padrão arquitetural utilizado para a criação de serviços web que utilizam o protocolo HTTP. Ela utiliza-se dos métodos estipulados no protocolo HTTP (GET, POST, PUT, DELETE e PATCH) para interagir com os recursos</text:span></text:p>
      <text:p text:style-name="P3"/>
      <text:p text:style-name="P3">7) O que são HTML, XML e JSON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20:29:56.956646191</meta:creation-date>
    <dc:date>2024-11-22T21:57:51.653931300</dc:date>
    <meta:editing-duration>PT1H27M52S</meta:editing-duration>
    <meta:editing-cycles>5</meta:editing-cycles>
    <meta:generator>LibreOffice/7.4.5.1$Linux_X86_64 LibreOffice_project/40$Build-1</meta:generator>
    <meta:document-statistic meta:table-count="0" meta:image-count="0" meta:object-count="0" meta:page-count="1" meta:paragraph-count="15" meta:word-count="467" meta:character-count="2824" meta:non-whitespace-character-count="2362"/>
  </office:meta>
</office:document-meta>
</file>